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74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120.64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8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04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04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01"/>
    <style:style style:name="ce10" style:family="table-cell" style:parent-style-name="Default" style:data-style-name="N101">
      <style:text-properties fo:font-weight="bold" style:font-weight-asian="bold" style:font-weight-complex="bold"/>
    </style:style>
    <style:style style:name="ce11" style:family="table-cell" style:parent-style-name="Default" style:data-style-name="N0"/>
  </office:automatic-styles>
  <office:body>
    <office:spreadsheet>
      <table:calculation-settings table:automatic-find-labels="false"/>
      <table:table table:name="UOG-budg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table:style-name="ce1" office:value-type="string" calcext:value-type="string">
            <text:p>cost_item</text:p>
          </table:table-cell>
          <table:table-cell table:style-name="ce1" office:value-type="string" calcext:value-type="string">
            <text:p><text:s/>cost_type</text:p>
          </table:table-cell>
          <table:table-cell table:style-name="ce1" office:value-type="string" calcext:value-type="string">
            <text:p><text:s/>qty_or_fte</text:p>
          </table:table-cell>
          <table:table-cell table:style-name="ce1" office:value-type="string" calcext:value-type="string">
            <text:p><text:s/>unit_cost</text:p>
          </table:table-cell>
          <table:table-cell table:style-name="ce1" office:value-type="string" calcext:value-type="string">
            <text:p><text:s/>units</text:p>
          </table:table-cell>
          <table:table-cell table:style-name="ce2" office:value-type="string" calcext:value-type="string">
            <text:p><text:s/>total </text:p>
          </table:table-cell>
        </table:table-row>
        <table:table-row table:style-name="ro1">
          <table:table-cell office:value-type="string" calcext:value-type="string">
            <text:p>Entomologist salary compensation</text:p>
          </table:table-cell>
          <table:table-cell office:value-type="string" calcext:value-type="string">
            <text:p>personnel</text:p>
          </table:table-cell>
          <table:table-cell office:value-type="float" office:value="0.02" calcext:value-type="float">
            <text:p>0.02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<text:s/>$/per year (inc. benefits)</text:p>
          </table:table-cell>
          <table:table-cell table:formula="of:=[.C2]*[.D2]" office:value-type="currency" office:currency="USD" office:value="2200" calcext:value-type="currency">
            <text:p>$2,200.00</text:p>
          </table:table-cell>
        </table:table-row>
        <table:table-row table:style-name="ro1">
          <table:table-cell office:value-type="string" calcext:value-type="string">
            <text:p>Insect pathologist salary</text:p>
          </table:table-cell>
          <table:table-cell office:value-type="string" calcext:value-type="string">
            <text:p>personnel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<text:s/>$/per year</text:p>
          </table:table-cell>
          <table:table-cell table:formula="of:=[.C3]*[.D3]" office:value-type="currency" office:currency="USD" office:value="64000" calcext:value-type="currency">
            <text:p>$64,000.00</text:p>
          </table:table-cell>
        </table:table-row>
        <table:table-row table:style-name="ro1">
          <table:table-cell office:value-type="string" calcext:value-type="string">
            <text:p>Insect pathologist benefits</text:p>
          </table:table-cell>
          <table:table-cell office:value-type="string" calcext:value-type="string">
            <text:p>benefits</text:p>
          </table:table-cell>
          <table:table-cell office:value-type="float" office:value="1" calcext:value-type="float">
            <text:p>1</text:p>
          </table:table-cell>
          <table:table-cell table:formula="of:=0.3*[.D3]" office:value-type="float" office:value="19200" calcext:value-type="float">
            <text:p>19200</text:p>
          </table:table-cell>
          <table:table-cell office:value-type="string" calcext:value-type="string">
            <text:p>$/year</text:p>
          </table:table-cell>
          <table:table-cell table:formula="of:=[.D4]" office:value-type="currency" office:currency="USD" office:value="19200" calcext:value-type="currency">
            <text:p>$19,200.00</text:p>
          </table:table-cell>
        </table:table-row>
        <table:table-row table:style-name="ro1">
          <table:table-cell office:value-type="string" calcext:value-type="string">
            <text:p>Relocation expenses for insect pathologist</text:p>
          </table:table-cell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$/per year</text:p>
          </table:table-cell>
          <table:table-cell table:formula="of:=[.C5]*[.D5]" office:value-type="currency" office:currency="USD" office:value="4000" calcext:value-type="currency">
            <text:p>$4,000.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BTOTAL</text:p>
          </table:table-cell>
          <table:table-cell table:formula="of:=SUM([.F2:.F5])" office:value-type="currency" office:currency="USD" office:value="89400" calcext:value-type="currency">
            <text:p>$89,400.00</text:p>
          </table:table-cell>
        </table:table-row>
        <table:table-row table:style-name="ro1">
          <table:table-cell office:value-type="string" calcext:value-type="string">
            <text:p>Administration fee (15% of total grant)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table:formula="of:=[.F8]-[.F6]" office:value-type="currency" office:currency="USD" office:value="15776.4705882353" calcext:value-type="currency">
            <text:p>$15,776.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[.F6]/0.85" office:value-type="currency" office:currency="USD" office:value="105176.470588235" calcext:value-type="currency">
            <text:p>$105,176.47</text:p>
          </table:table-cell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mbined budget" table:style-name="ta1">
        <table:table-column table:style-name="co8" table:default-cell-style-name="Default"/>
        <table:table-column table:style-name="co7" table:number-columns-repeated="2" table:default-cell-style-name="ce9"/>
        <table:table-column table:style-name="co7" table:default-cell-style-name="Default"/>
        <table:table-row table:style-name="ro1">
          <table:table-cell table:style-name="ce4" office:value-type="string" calcext:value-type="string">
            <text:p>Item</text:p>
          </table:table-cell>
          <table:table-cell table:style-name="ce8" office:value-type="string" calcext:value-type="string">
            <text:p>Cost(UOG)</text:p>
          </table:table-cell>
          <table:table-cell table:style-name="ce8" office:value-type="string" calcext:value-type="string">
            <text:p>Cost(GDA)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ersonnel</text:p>
          </table:table-cell>
          <table:table-cell office:value-type="currency" office:currency="USD" office:value="66200" calcext:value-type="currency">
            <text:p>$66,200</text:p>
          </table:table-cell>
          <table:table-cell table:formula="of:=42307+30680" office:value-type="currency" office:currency="USD" office:value="72987" calcext:value-type="currency">
            <text:p>$72,987</text:p>
          </table:table-cell>
          <table:table-cell table:style-name="ce9" table:formula="of:=[.B2]+[.C2]" office:value-type="currency" office:currency="USD" office:value="139187" calcext:value-type="currency">
            <text:p>$139,187</text:p>
          </table:table-cell>
        </table:table-row>
        <table:table-row table:style-name="ro1">
          <table:table-cell office:value-type="string" calcext:value-type="string">
            <text:p>Benefits</text:p>
          </table:table-cell>
          <table:table-cell office:value-type="currency" office:currency="USD" office:value="19200" calcext:value-type="currency">
            <text:p>$19,200</text:p>
          </table:table-cell>
          <table:table-cell office:value-type="currency" office:currency="USD" office:value="0" calcext:value-type="currency">
            <text:p>$0</text:p>
          </table:table-cell>
          <table:table-cell table:style-name="ce9" table:formula="of:=[.B3]+[.C3]" office:value-type="currency" office:currency="USD" office:value="19200" calcext:value-type="currency">
            <text:p>$19,200</text:p>
          </table:table-cell>
        </table:table-row>
        <table:table-row table:style-name="ro1">
          <table:table-cell office:value-type="string" calcext:value-type="string">
            <text:p>Travel</text:p>
          </table:table-cell>
          <table:table-cell office:value-type="currency" office:currency="USD" office:value="4000" calcext:value-type="currency">
            <text:p>$4,000</text:p>
          </table:table-cell>
          <table:table-cell office:value-type="currency" office:currency="USD" office:value="0" calcext:value-type="currency">
            <text:p>$0</text:p>
          </table:table-cell>
          <table:table-cell table:style-name="ce9" table:formula="of:=[.B4]+[.C4]" office:value-type="currency" office:currency="USD" office:value="4000" calcext:value-type="currency">
            <text:p>$4,000</text:p>
          </table:table-cell>
        </table:table-row>
        <table:table-row table:style-name="ro1">
          <table:table-cell office:value-type="string" calcext:value-type="string">
            <text:p>Supplies</text:p>
          </table:table-cell>
          <table:table-cell office:value-type="currency" office:currency="USD" office:value="0" calcext:value-type="currency">
            <text:p>$0</text:p>
          </table:table-cell>
          <table:table-cell table:formula="of:=1685+500+360" office:value-type="currency" office:currency="USD" office:value="2545" calcext:value-type="currency">
            <text:p>$2,545</text:p>
          </table:table-cell>
          <table:table-cell table:style-name="ce9" table:formula="of:=[.B5]+[.C5]" office:value-type="currency" office:currency="USD" office:value="2545" calcext:value-type="currency">
            <text:p>$2,545</text:p>
          </table:table-cell>
        </table:table-row>
        <table:table-row table:style-name="ro1">
          <table:table-cell table:style-name="ce7" office:value-type="string" calcext:value-type="string">
            <text:p>SUBTOTAL</text:p>
          </table:table-cell>
          <table:table-cell table:style-name="ce10" table:formula="of:=SUM([.B2:.B5])" office:value-type="currency" office:currency="USD" office:value="89400" calcext:value-type="currency">
            <text:p>$89,400</text:p>
          </table:table-cell>
          <table:table-cell table:style-name="ce10" table:formula="of:=SUM([.C2:.C5])" office:value-type="currency" office:currency="USD" office:value="75532" calcext:value-type="currency">
            <text:p>$75,532</text:p>
          </table:table-cell>
          <table:table-cell table:style-name="ce10" table:formula="of:=[.B6]+[.C6]" office:value-type="currency" office:currency="USD" office:value="164932" calcext:value-type="currency">
            <text:p>$164,932</text:p>
          </table:table-cell>
        </table:table-row>
        <table:table-row table:style-name="ro1">
          <table:table-cell office:value-type="string" calcext:value-type="string">
            <text:p>Administrative fee</text:p>
          </table:table-cell>
          <table:table-cell table:formula="of:=[.B8]-[.B6]" office:value-type="currency" office:currency="USD" office:value="15776.4705882353" calcext:value-type="currency">
            <text:p>$15,776</text:p>
          </table:table-cell>
          <table:table-cell table:formula="of:=[.C8]-[.C6]" office:value-type="currency" office:currency="USD" office:value="13329.1764705882" calcext:value-type="currency">
            <text:p>$13,329</text:p>
          </table:table-cell>
          <table:table-cell table:style-name="ce9" table:formula="of:=[.B7]+[.C7]" office:value-type="currency" office:currency="USD" office:value="29105.6470588235" calcext:value-type="currency">
            <text:p>$29,106</text:p>
          </table:table-cell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10" table:formula="of:=[.B6]/0.85" office:value-type="currency" office:currency="USD" office:value="105176.470588235" calcext:value-type="currency">
            <text:p>$105,176</text:p>
          </table:table-cell>
          <table:table-cell table:style-name="ce10" table:formula="of:=[.C6]/0.85" office:value-type="currency" office:currency="USD" office:value="88861.1764705882" calcext:value-type="currency">
            <text:p>$88,861</text:p>
          </table:table-cell>
          <table:table-cell table:style-name="ce10" table:formula="of:=[.B8]+[.C8]" office:value-type="currency" office:currency="USD" office:value="194037.647058824" calcext:value-type="currency">
            <text:p>$194,03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'UOG-budget'.F1:'UOG-budget'.F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4">00/00/0000</text:date>, <text:time style:data-style-name="N2" text:time-value="13:21:14.922062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13:27:13.488103865</dc:date>
    <meta:editing-duration>PT1H5M42S</meta:editing-duration>
    <meta:editing-cycles>12</meta:editing-cycles>
    <meta:generator>LibreOffice/5.1.6.2$Linux_X86_64 LibreOffice_project/10m0$Build-2</meta:generator>
    <meta:document-statistic meta:table-count="2" meta:cell-count="69" meta:object-count="0"/>
  </office:meta>
</office:document-meta>
</file>